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2" svg:font-family="'Times New Roman', Times, serif"/>
    <style:font-face style:name="Times New Roman1"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1pt" fo:font-style="normal" fo:font-weight="normal" style:font-size-asian="11pt" style:font-size-complex="11pt"/>
    </style:style>
    <style:style style:name="P2" style:family="paragraph" style:parent-style-name="Text_20_body">
      <style:paragraph-properties fo:margin-left="0cm" fo:margin-right="0cm" fo:margin-top="0cm" fo:margin-bottom="0cm" loext:contextual-spacing="false" fo:line-height="100%" fo:text-align="justify" style:justify-single-word="false" fo:text-indent="1.249cm" style:auto-text-indent="false"/>
      <style:text-properties fo:font-variant="normal" fo:text-transform="none" style:font-name="Times New Roman1" fo:font-size="11pt" fo:font-style="normal" fo:font-weight="normal"/>
    </style:style>
    <style:style style:name="P3"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variant="normal" fo:text-transform="none" style:font-name="Times New Roman1" fo:font-size="11pt" fo:font-style="normal" fo:font-weight="normal"/>
    </style:style>
    <style:style style:name="P4" style:family="paragraph" style:parent-style-name="Text_20_body">
      <style:paragraph-properties fo:margin-left="0cm" fo:margin-right="0cm" fo:margin-top="0cm" fo:margin-bottom="0cm" loext:contextual-spacing="false" fo:line-height="100%"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5"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6" style:family="paragraph" style:parent-style-name="Text_20_body">
      <style:paragraph-properties fo:margin-left="0cm" fo:margin-right="0cm" fo:margin-top="0cm" fo:margin-bottom="0cm" loext:contextual-spacing="false" fo:text-align="justify" style:justify-single-word="false" fo:text-indent="1.249cm" style:auto-text-indent="false"/>
    </style:style>
    <style:style style:name="P7" style:family="paragraph" style:parent-style-name="Text_20_body">
      <style:paragraph-properties fo:margin-left="0cm" fo:margin-right="0cm" fo:margin-top="0cm" fo:margin-bottom="0.499cm" loext:contextual-spacing="false" fo:line-height="100%" fo:text-align="justify" style:justify-single-word="false" fo:text-indent="1.249cm" style:auto-text-indent="false"/>
      <style:text-properties fo:font-variant="normal" fo:text-transform="none" style:font-name="Times New Roman1" fo:font-size="11pt" fo:font-style="normal" fo:font-weight="normal"/>
    </style:style>
    <style:style style:name="P8" style:family="paragraph" style:parent-style-name="Text_20_body">
      <style:paragraph-properties fo:margin-left="3.75cm" fo:margin-right="0cm" fo:line-height="100%" fo:text-align="justify" style:justify-single-word="false" fo:text-indent="0cm" style:auto-text-indent="false"/>
      <style:text-properties fo:font-variant="normal" fo:text-transform="none" style:font-name="Times New Roman" fo:font-size="11pt" fo:font-style="normal" fo:font-weight="normal" style:font-size-asian="11pt" style:font-size-complex="11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left="3.75cm" fo:margin-right="0cm" fo:line-height="100%" fo:text-align="justify" style:justify-single-word="false" fo:text-indent="1.249cm" style:auto-text-indent="false"/>
      <style:text-properties fo:font-variant="normal" fo:text-transform="none" style:font-name="Times New Roman1" fo:font-size="11pt" fo:font-style="normal" fo:font-weight="normal"/>
    </style:style>
    <style:style style:name="P11" style:family="paragraph" style:parent-style-name="Text_20_body">
      <style:paragraph-properties fo:margin-left="0cm" fo:margin-right="0cm" fo:text-align="center" style:justify-single-word="false" fo:text-indent="0cm" style:auto-text-indent="false"/>
      <style:text-properties fo:font-variant="normal" fo:text-transform="none" style:font-name="Times New Roman2" fo:font-size="10.5pt" fo:font-style="normal" fo:font-weight="normal"/>
    </style:style>
    <style:style style:name="P12" style:family="paragraph" style:parent-style-name="Standard">
      <style:text-properties style:font-name="Times New Roman" fo:font-size="11pt" style:font-size-asian="11pt" style:font-size-complex="11pt"/>
    </style:style>
    <style:style style:name="P13" style:family="paragraph" style:parent-style-name="Standard">
      <style:text-properties fo:font-variant="normal" fo:text-transform="none" style:font-name="Times New Roman" fo:font-size="11pt" fo:font-style="normal" fo:font-weight="normal" style:font-size-asian="11pt" style:font-size-complex="11pt"/>
    </style:style>
    <style:style style:name="P14" style:family="paragraph" style:parent-style-name="Standard">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15" style:family="paragraph" style:parent-style-name="Standard">
      <style:paragraph-properties fo:margin-left="0cm" fo:margin-right="0cm" fo:line-height="100%"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Standard">
      <style:paragraph-properties fo:margin-left="0cm" fo:margin-right="0cm" fo:margin-top="0cm" fo:margin-bottom="0.499cm" loext:contextual-spacing="false"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18" style:family="paragraph" style:parent-style-name="Standard">
      <style:paragraph-properties fo:margin-left="2.117cm" fo:margin-right="0cm"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T1" style:family="text">
      <style:text-properties fo:font-size="10.5pt"/>
    </style:style>
    <style:style style:name="T2" style:family="text">
      <style:text-properties fo:font-variant="normal" fo:text-transform="none" fo:font-size="10.5pt" fo:font-style="normal" fo:font-weight="normal"/>
    </style:style>
    <style:style style:name="T3" style:family="text">
      <style:text-properties fo:font-variant="normal" fo:text-transform="none" fo:font-size="9pt" fo:font-style="normal" fo:font-weight="normal"/>
    </style:style>
    <style:style style:name="T4" style:family="text">
      <style:text-properties fo:font-variant="normal" fo:text-transform="none" style:font-name="Times New Roman" fo:font-size="10.5pt" fo:font-style="normal" fo:font-weight="normal"/>
    </style:style>
    <style:style style:name="T5" style:family="text">
      <style:text-properties fo:font-variant="normal" fo:text-transform="none" style:font-name="Times New Roman" fo:font-size="9pt" fo:font-style="normal" fo:font-weight="normal"/>
    </style:style>
    <style:style style:name="T6" style:family="text">
      <style:text-properties fo:font-variant="normal" fo:text-transform="none" style:font-name="Times New Roman" fo:font-style="normal" fo:font-weight="normal"/>
    </style:style>
    <style:style style:name="T7" style:family="text">
      <style:text-properties fo:font-variant="normal" fo:text-transform="none" style:font-name="Times New Roman" fo:font-size="11pt" fo:font-style="normal" fo:font-weight="normal" style:font-size-asian="11pt" style:font-size-complex="11pt"/>
    </style:style>
    <style:style style:name="T8" style:family="text">
      <style:text-properties fo:font-variant="normal" fo:text-transform="none" style:font-name="Times New Roman1" fo:font-size="11pt" fo:font-style="normal" fo:font-weight="normal"/>
    </style:style>
    <style:style style:name="T9" style:family="text">
      <style:text-properties fo:font-size="9pt"/>
    </style:style>
    <style:style style:name="T10" style:family="text">
      <style:text-properties fo:font-size="11pt"/>
    </style:style>
    <style:style style:name="T11" style:family="text">
      <style:text-properties style:font-name="Times New Roman1"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 </text:p>
      <text:p text:style-name="P2">Então cumprindo pena em regime semiaberto, foi ao apenado concedida prisão domiciliar com monitoramento eletrônico, tendo a Sejuc/CEME informado que ele rompera o equipamento em 19.06.2020 (evento 75), sendo recapturado em 17.06.2021, quando preso em flagrante por novo crime, pelo qual já foi condenado na ação penal nº 0800036-26.2021.8.20.5600, em curso no 9ª Vara Criminal da Comarca de Natal, consoante informação contida no Pje.</text:p>
      <text:p text:style-name="P2">Acrescento ao relatório que consta ainda outro processo criminal, também já julgado, autos nº 082702-80.2021.8.20.5001, em curso no 6ª Vara Criminal da Comarca de Natal.</text:p>
      <text:p text:style-name="P2">Oportunizado ao apenado justificar-se, apenado confirmou a conduta, alegando que o fizera porque estava com pneumonia e ficou com medo de morrer em razão da pandemia se fosse recolhido para cumprir as faltas da tornozeleira, e que depois foi preso pelo cometimento de novo roubo.</text:p>
      <text:p text:style-name="P2">Opinou o Ministério Público pela homologação da falta grave, enquanto a Defesa pediu atualização da guia de execução penal.</text:p>
      <text:p text:style-name="P7">Relatados.</text:p>
      <text:p text:style-name="P2">Determina a Lei de Execução Penal, no art. 146-C, inciso II, que o condenado fiscalizado por meio da monitoração eletrônica temo dever de "abster-se de remover, de violar, de modificar, de danificar de qualquer forma o dispositivo de monitoração eletrônica ou depermitir que outrem o faça" (art. 146-C, II), esclarecendo, no seu parágrafo único, que "a violação comprovada dos deveres previstos neste artigo poderá acarretar, a critério do juiz da execução", entre outros, a regressão do regime ou a revogação da prisão domiciliar.</text:p>
      <text:p text:style-name="P2">Tal conduta, conforme decidiu o Colendo Superior Tribunal de Justiça, configura falta grave, verbis:</text:p>
      <text:p text:style-name="P10">HABEAS CORPUS. IMPETRAÇÃO ORIGINÁRIA. SUBSTITUIÇÃO AO RECURSO ORDINÁRIO CONSTITUCIONAL CABÍVEL. IMPOSSIBILIDADE. RESPEITO AO SISTEMA RECURSAL PREVISTO NA CARTA MAGNA.NÃO CONHECIMENTO. 1. (...) EXECUÇÃO PENAL. REGIME SEMIABERTO. AUSÊNCIA DE VAGA. COLOCAÇÃO DO SENTENCIADO EM PRISÃO DOMICILIAR COM MONITORAMENTO ELETRÔNICO. ROMPIMENTO DA TORNOZELEIRA.FALTA GRAVE. RECONHECIMENTO. REGRESSÃO DE REGIME E ADEQUAÇÃO DA DATA-BASE. POSSIBILIDADE.CONSTRANGIMENTO ILEGAL. INEXISTÊNCIA. 1. Descumprida a condição da prisão domiciliar, diante do rompimento da tornozeleira, configurado está o cometimento da falta grave, nos termos dos artigos 146-C, inciso II e parágrafo único, inciso I c/c 50,inciso VI, todos da Lei n. de Execução Penal, autorizando a regressão do regime e alteração da data-base para nova progressão. 2. Habeas corpus não conhecido. (HC 304.614/RS, Rel. Ministro JORGE MUSSI, QUINTA TURMA, julgado em 26/04/2016, DJe 03/05/2016).</text:p>
      <text:p text:style-name="P2">Como no seu voto anotou o Ministro Jorge Mussi, "é dever do condenado submetido o monitoramento eletrônico zelar pelo equipamento,conforme orientação recebida, implicando sua violação na regressão do regime, nos termos do artigo 146-C, inciso II e parágrafo único,inciso I, da Lei de Execução Penal". </text:p>
      <text:p text:style-name="P2">Não o fazendo, rompendo o equipamento, configura-se, continuou Sua Excelência, o descumprimento da ordem e... "ocometimento da falta grave, como previsto no artigo 50, inciso VI, da LEP, que está assim redigido: Art. 50. Comete falta grave o condenado à pena privativa de liberdade que: [...]VI - inobservar os deveres previstos nos incisos II e V, do artigo 39, desta Lei. [E] O inciso V do artigo 39, da LEP, por sua vez, disciplina ser dever do condenado o fiel cumprimento das ordens recebidas."</text:p>
      <text:p text:style-name="P3">É o caso dos autos, sendo inaceitável a justificativa apresentada, pois caberia ao apenado ter comunicado o fato a Juízo, juntado atestados médicos e pedido para postergar o recolhimento, não podendo decidir, ao seu arbítrio, quando cumprir ou não a pena, mesmo que alegue motivo de doenças.</text:p>
      <text:p text:style-name="P3">Ademais, a situação relatada nestes autos também se encontra exposta no art. 118, primeira parte, da Lei nº 7210/84, como causa impositiva de regressão de regime de cumprimento de pena privativa de liberdade, e sobre a qual decidiu a Suprema Corte não ser necessário que o crime doloso tenha sido objeto de sentença condenatória transitada em julgado.</text:p>
      <text:p text:style-name="P3"><text:soft-page-break/>Afinal, "a prática de 'fato definido como crime doloso', para fins de aplicação da sanção administrativa da regressão, não depende de trânsito em julgado da ação penal respectiva" (HC 93782, Relator(a): Min. RICARDO LEWANDOWSKI, Primeira Turma, j. em 16/09/2008).</text:p>
      <text:p text:style-name="P3">Nesse sentido dispõe a Súmula do Superior Tribunal de Justiça: O reconhecimento de falta grave decorrente do cometimento de fato definido como crime doloso no cumprimento da pena prescinde do trânsito em julgado de sentença penal condenatória no processo penal instaurado para apuração do fato. (Verbete 526, aprovado pela 3ª Seção em 13/05/2015).</text:p>
      <text:p text:style-name="P6"><text:span text:style-name="T8">Isto posto, decreto a regressão, para o </text:span><text:span text:style-name="Strong_20_Emphasis"><text:span text:style-name="T8">fechado</text:span></text:span><text:span text:style-name="T8">, do regime prisional imposto ao cumprimento da pena e considero perdido um quinto do tempo já remido e o que viesse a ser até a data da falta grave, dada a atenuante da confissão.</text:span></text:p>
      <text:p text:style-name="P3">Diligencie a secretaria no sentido de juntar aos autos a guia de recolhimento referente ao processo criminal nº 0800036-26.2021.8.20.5600, já expedida pela 9ª Vara Criminal, bem como solicite-se a guia de recolhimento referente ao processo criminal nº 082702-80.2021.8.20.5001, da 6ª Vara Criminal, para fins de unificação das penas.</text:p>
      <text:p text:style-name="P3">P.R.I. Atualize-se o quadro de eventos e cientifique-se ao estabelecimento prisional.</text:p>
      <text:p text:style-name="P6"/>
      <text:p text:style-name="P11">Natal, 14 de abril de 2022.<text:line-break/><text:line-break/>Henrique Baltazar Vilar dos Santos</text:p>
      <text:p text:style-name="P11">Juiz de Direito</text:p>
      <text:p text:style-name="P14"/>
      <text:p text:style-name="P14"/>
      <text:p text:style-name="P14"/>
      <text:p text:style-name="P14">Vistos etc.</text:p>
      <text:p text:style-name="P14">Executando-se em regime semiaberto pena privativa de liberdade foi ao apenado concedida prisão domiciliar com monitoramento eletrônico, tendo a SEAP/CEME informado que ele rompera o equipamento.</text:p>
      <text:p text:style-name="P14">Ouvido em audiência de justificação, o apenado confirmou a conduta, alegando que o fizera porque ***</text:p>
      <text:p text:style-name="P14">Interveio o Ministério Público, opinando pela regressão de regime, enquanto a defesa pediu *a atualização da guia de execução penal *o acatamento da justificativa apresentada.</text:p>
      <text:p text:style-name="P14">Relatados.</text:p>
      <text:p text:style-name="P14">Determina a Lei de Execução Penal, no art. 146-C, inciso II,  que o condenado fiscalizado por meio da monitoração eletrônica tem o dever de "abster-se de remover, de violar, de modificar, de danificar de qualquer forma o dispositivo de monitoração eletrônica ou de permitir que outrem o faça" (art. 146-C, II), esclarecendo, no seu parágrafo único, que "a violação comprovada dos deveres previstos neste artigo poderá acarretar, a critério do juiz da execução", entre outros, a regressão do regime ou a revogação da prisão domiciliar.</text:p>
      <text:p text:style-name="P14">O rompimento do equipamento de monitoração eletrônica ("tornozeleira"), a teor da jurisprudência do Superior Tribunal de Justiça, configura fuga, que é falta disciplinar de natureza grave.</text:p>
      <text:p text:style-name="P18"><text:line-break/>EXECUÇÃO  PENAL.  HABEAS  CORPUS  SUBSTITUTIVO  DE RECURSO ESPECIAL. ROMPIMENTO  DE TORNOZELEIRA ELETRÔNICA. CONFIGURAÇÃO DE FALTA GRAVE. REGRESSÃO   DE   REGIME.   INTERRUPÇÃO   DE  PRAZO  PARA  LIVRAMENTO CONDICIONAL,   INDULTO   E   COMUTAÇÃO   DE  PENA.  IMPOSSIBILIDADE. SÚMULAS/STJ  441, 534 E 535. MANIFESTA ILEGALIDADE VERIFICADA. ORDEM NÃO CONHECIDA. WRIT CONCEDIDO DE OFÍCIO. (...) 2.  Este  Superior  Tribunal de Justiça possui entendimento de que o rompimento da tornozeleira eletrônica configura falta disciplinar de natureza  grave,  nos  termos  do  art.  50,  VI, e 146-C, da Lei de Execução Penal. Precedentes. 3.  A  jurisprudência  desta  Corte  Superior firmou entendimento no sentido  de  que  a  prática  de falta disciplinar de natureza grave implica  a regressão de regime, conforme estabelecido pelo art. 118, I, da LEP. 4.  A  prática de falta grave pelo sentenciado, no curso da execução da  pena,  altera  a data-base para a concessão de novos <text:soft-page-break/>benefícios, exceto  para  fins de livramento condicional, indulto e comutação da pena.  Entendimento  consolidado  nas  Súmulas  441, 535 e 534 desta Corte e no recurso repetitivo, REsp 1.364.192/RS. 5.  Habeas  corpus  não  conhecido. Ordem concedida, de ofício, para afastar  a  interrupção  da contagem do lapso temporal em relação ao livramento condicional, ao indulto e à comutação de pena. (HC 363.742/RS, Rel. Ministro RIBEIRO DANTAS, QUINTA TURMA, julgado em 15/12/2016, DJe 01/02/2017)</text:p>
      <text:p text:style-name="P18"><text:line-break/>HABEAS   CORPUS.  IMPETRAÇÃO  ORIGINÁRIA.  SUBSTITUIÇÃO  AO  RECURSO ORDINÁRIO   CONSTITUCIONAL  CABÍVEL.  IMPOSSIBILIDADE.  RESPEITO  AO SISTEMA RECURSAL PREVISTO NA CARTA MAGNA. NÃO CONHECIMENTO. (...) EXECUÇÃO  PENAL.  REGIME  SEMIABERTO. AUSÊNCIA DE VAGA. COLOCAÇÃO DO SENTENCIADO EM PRISÃO DOMICILIAR COM MONITORAMENTO ELETRÔNICO. ROMPIMENTO  DA  TORNOZELEIRA. FALTA GRAVE. RECONHECIMENTO. REGRESSÃO DE  REGIME  E ADEQUAÇÃO DA DATA-BASE. POSSIBILIDADE. CONSTRANGIMENTO ILEGAL. INEXISTÊNCIA. 1. Descumprida a condição da prisão domiciliar, diante do rompimento da  tornozeleira, configurado está o cometimento da falta grave, nos termos  dos artigos 146-C, inciso II e parágrafo único, inciso I c/c 50,  inciso  VI,  todos  da  Lei n. de Execução Penal, autorizando a regressão do regime e alteração da data-base para nova progressão. 2. Habeas corpus não conhecido. (HC 304.614/RS, Rel. Ministro JORGE MUSSI, QUINTA TURMA, julgado em 26/04/2016, DJe 03/05/2016)</text:p>
      <text:p text:style-name="P14"/>
      <text:p text:style-name="P14">***A justificativa é inaceitável, porque era obrigação do apenado zelar pelo equipamento de monitoramento eletrônico.</text:p>
      <text:p text:style-name="P16"><text:span text:style-name="T7">Isto posto, regrido para</text:span><text:span text:style-name="Strong_20_Emphasis"><text:span text:style-name="T7"> fechado</text:span></text:span><text:span text:style-name="T7"> o regime de execução da pena privativa de liberdade, bem como considero perdido um quinto (dada a confissão) do tempo já remido e o que viesse a ser remido até a data da última falta grave.</text:span></text:p>
      <text:p text:style-name="P14">P.R. I. Atualize-se o quadro de eventos. Cópia desta decisão servirá como ofício dando ciência  ao estabelecimento prisional de seus termos.</text:p>
      <text:p text:style-name="P12"/>
      <text:p text:style-name="P12"/>
      <text:p text:style-name="P12"/>
      <text:p text:style-name="P14">Vistos etc.</text:p>
      <text:p text:style-name="P14">Executando-se em regime semiaberto pena privativa de liberdade, foi ao apenado concedida prisão domiciliar com monitoramento eletrônico, tendo a Sejuc/CEME informado que ele rompera o equipamento.</text:p>
      <text:p text:style-name="P14">Ouvido em audiência de justificação, o apenado confirmou a conduta, alegando que o fizera porque ***</text:p>
      <text:p text:style-name="P14">Interveio o Ministério Público, opinando pela regressão de regime, enquanto a defesa pediu a atualização da guia de execução penal.</text:p>
      <text:p text:style-name="P14">Relatados.</text:p>
      <text:p text:style-name="P14">Determina a Lei de Execução Penal, no art. 146-C, inciso II, que o condenado fiscalizado por meio da monitoração eletrônica temo dever de "abster-se de remover, de violar, de modificar, de danificar de qualquer forma o dispositivo de monitoração eletrônica ou depermitir que outrem o faça" (art. 146-C, II), esclarecendo, no seu parágrafo único, que "a violação comprovada dos deveres previstos nesteartigo poderá acarretar, a critério do juiz da execução", entre outros, a regressão do regime ou a revogação da prisão domiciliar.</text:p>
      <text:p text:style-name="P14">Tal conduta, conforme decidiu o Colendo Superior Tribunal de Justiça, configura falta grave, verbis:</text:p>
      <text:p text:style-name="P14">HABEAS CORPUS. IMPETRAÇÃO ORIGINÁRIA. SUBSTITUIÇÃO AO RECURSO ORDINÁRIOCONSTITUCIONAL CABÍVEL. IMPOSSIBILIDADE. RESPEITO AO SISTEMA RECURSAL PREVISTO NA CARTA MAGNA.NÃO CONHECIMENTO. 1. (...) EXECUÇÃO PENAL. REGIME SEMIABERTO. AUSÊNCIA DE VAGA. COLOCAÇÃO DOSENTENCIADO EM PRISÃO DOMICILIAR COM MONITORAMENTO ELETRÔNICO. ROMPIMENTO DA TORNOZELEIRA.FALTA GRAVE. RECONHECIMENTO. REGRESSÃO DE REGIME E ADEQUAÇÃO DA DATA-BASE. POSSIBILIDADE.CONSTRANGIMENTO ILEGAL. INEXISTÊNCIA. 1. Descumprida a condição da prisão domiciliar, diante do rompimento datornozeleira, configurado está o cometimento da falta grave, nos termos dos artigos 146-C, inciso II e parágrafo único, inciso I c/c 50,inciso VI, todos da Lei n. de Execução Penal, autorizando a regressão do regime e alteração da data-base para nova progressão. 2. <text:soft-page-break/>Habeascorpus não conhecido. (HC 304.614/RS, Rel. Ministro JORGE MUSSI, QUINTA TURMA, julgado em 26/04/2016, DJe 03/05/2016).</text:p>
      <text:p text:style-name="P14">Como no seu voto anotou o Ministro Jorge Mussi, "é dever do condenado submetido o monitoramento eletrônico zelar pelo equipamento,conforme orientação recebida, implicando sua violação na regressão do regime, nos termos do artigo 146-C, inciso II e parágrafo único,inciso I, da Lei de Execução Penal". </text:p>
      <text:p text:style-name="P14">Não o fazendo, rompendo o equipamento, configura-se, continuou Sua Excelência, o descumprimento da ordem e... "ocometimento da falta grave, como previsto no artigo 50, inciso VI, da LEP, que está assim redigido: Art. 50. Comete falta grave o condenado à pena privativa de liberdade que: [...]VI - inobservar os deveres previstos nos incisos II e V, do artigo 39, desta Lei. [E] O inciso V do artigo 39, da LEP, por sua vez, disciplina ser dever do condenado o fiel cumprimento das ordens recebidas."</text:p>
      <text:p text:style-name="P14">É o caso, sendo inaceitável a justificativa apresentada, pois ***</text:p>
      <text:p text:style-name="P16"><text:span text:style-name="T7">Isto posto, decreto a regressão, para o</text:span><text:span text:style-name="Strong_20_Emphasis"><text:span text:style-name="T7"> fechado</text:span></text:span><text:span text:style-name="T7">, do regime prisional imposto ao cumprimento da pena e considero perdido um quinto do tempo já remido e o que viesse a ser até a data da falta grave, dada a atenuante da confissão.</text:span></text:p>
      <text:p text:style-name="P14">P.R.I. Atualize-se o cálculo dos requisitos temporais e cientifique-se ao estabelecimento prisional.</text:p>
      <text:p text:style-name="P12"><text:line-break/></text:p>
      <text:p text:style-name="P12"/>
      <text:p text:style-name="P12"/>
      <text:p text:style-name="P12"/>
      <text:p text:style-name="P12"/>
      <text:p text:style-name="P12"/>
      <text:p text:style-name="P12"/>
      <text:p text:style-name="P12"/>
      <text:p text:style-name="P12"/>
      <text:p text:style-name="P12"/>
      <text:p text:style-name="P12"/>
      <text:p text:style-name="P13"/>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2" svg:font-family="'Times New Roman', Times, serif"/>
    <style:font-face style:name="Times New Roman1"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4T09:56:52.633000000</meta:creation-date>
    <dc:date>2022-04-14T10:34:20.627000000</dc:date>
    <meta:editing-duration>PT7M6S</meta:editing-duration>
    <meta:editing-cycles>1</meta:editing-cycles>
    <meta:document-statistic meta:table-count="0" meta:image-count="0" meta:object-count="0" meta:page-count="4" meta:paragraph-count="47" meta:word-count="1884" meta:character-count="12704" meta:non-whitespace-character-count="10760"/>
    <meta:generator>LibreOffice/5.3.1.2$Windows_X86_64 LibreOffice_project/e80a0e0fd1875e1696614d24c32df0f95f03deb2</meta:generator>
  </office:meta>
</office:document-meta>
</file>